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ha" svg:font-family="Lath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complex="hi" style:country-complex="IN"/>
    </style:style>
    <style:style style:name="P2" style:family="paragraph" style:parent-style-name="Standard">
      <style:text-properties style:language-complex="ta" style:country-complex="IN"/>
    </style:style>
    <style:style style:name="P3" style:family="paragraph" style:parent-style-name="Standard">
      <style:text-properties style:language-complex="ta" style:country-complex="IN"/>
    </style:style>
    <style:style style:name="T1" style:family="text">
      <style:text-properties style:language-complex="ta" style:country-complex="IN"/>
    </style:style>
    <style:style style:name="T2" style:family="text">
      <style:text-properties style:language-complex="hi" style:country-complex="IN"/>
    </style:style>
    <style:style style:name="T3" style:family="text">
      <style:text-properties style:font-name-complex="Latha" style:language-complex="ta" style:country-complex="IN"/>
    </style:style>
    <style:style style:name="T4" style:family="text">
      <style:text-properties style:font-name="Courier New"/>
    </style:style>
    <style:style style:name="T5" style:family="text">
      <style:text-properties style:font-name-complex="Lath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there! <text:s/>How are you? <text:s/><text:span text:style-name="T3">நான் நல்லடு</text:span><text:span text:style-name="T1">. </text:span><text:span text:style-name="T2">मैं अच्छा हूँ। <text:s/>OK then, now I know.</text:span></text:p>
      <text:p text:style-name="P1"/>
      <text:p text:style-name="P1">In this case, I changed the Tamil to Latha, whereas the Hindi was left in the default Mangal. <text:s/>So it makes sense that Find &amp; Replace can find the Tamil Latha, but not the Mangal, because the Mangal is not specially marked.</text:p>
      <text:p text:style-name="P1"/>
      <text:p text:style-name="P1">Hmm, but doesn't <text:span text:style-name="T4">work after saving and closing</text:span> and then opening again?</text:p>
      <text:p text:style-name="P1">Now the one below works, but not the one above, and I think the only difference is saving and closing the file.</text:p>
      <text:p text:style-name="P1"/>
      <text:p text:style-name="P1">Hi. <text:s/><text:span text:style-name="T3">நான் நல்லடு</text:span><text:span text:style-name="T1">. Ok, bye.</text:span></text:p>
      <text:p text:style-name="P2"/>
      <text:p text:style-name="P2">Sure enough, after saving and closing, this one doesn't work either.</text:p>
      <text:p text:style-name="P2">Searching for a regular font works after closing and reopening.</text:p>
      <text:p text:style-name="P2"/>
      <text:p text:style-name="P2">Ok, let's try again. <text:s/><text:span text:style-name="T5">வனக்கம்</text:span>. <text:s/>How's that?</text:p>
      <text:p text:style-name="P2"/>
      <text:p text:style-name="P2">Yes, it's the same way in AO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ha" svg:font-family="Lath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5:09:36.05</meta:creation-date>
    <dc:date>2012-11-15T15:54:26.93</dc:date>
    <meta:editing-duration>PT12M36S</meta:editing-duration>
    <meta:editing-cycles>8</meta:editing-cycles>
    <meta:generator>OpenOffice.org/3.4.1$Win32 OpenOffice.org_project/341m1$Build-9593</meta:generator>
    <meta:document-statistic meta:table-count="0" meta:image-count="0" meta:object-count="0" meta:page-count="1" meta:paragraph-count="9" meta:word-count="134" meta:character-count="710"/>
  </office:meta>
</office:document-meta>
</file>